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5EAF20003FBFDC333AE0E.wmf"/>
  <manifest:file-entry manifest:media-type="" manifest:full-path="Pictures/200000070005EAF20003FBFD3433C9D3.wmf"/>
  <manifest:file-entry manifest:media-type="" manifest:full-path="Pictures/200000070005EAF20003FBFDBD8D7BE9.wmf"/>
  <manifest:file-entry manifest:media-type="" manifest:full-path="Pictures/200000070005EAF20003FBFD3A7068B2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font-name="Courier New" fo:font-size="10pt" fo:language="en" fo:country="GB" style:font-name-asian="Courier New" style:font-size-asian="10pt" style:font-name-complex="Courier New" style:font-size-complex="10pt"/>
    </style:style>
    <style:style style:name="P2" style:family="paragraph" style:parent-style-name="Preformatted_20_Text">
      <style:text-properties fo:color="#0000ff"/>
    </style:style>
    <style:style style:name="P3" style:family="paragraph" style:parent-style-name="Preformatted_20_Text">
      <style:text-properties style:use-window-font-color="true"/>
    </style:style>
    <style:style style:name="T1" style:family="text">
      <style:text-properties style:use-window-font-color="true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Captured data from Ethernet-USB/CAN gateway.</text:p>
      <text:p text:style-name="Preformatted_20_Text"/>
      <text:p text:style-name="Preformatted_20_Text">Blue text is the captured data, black is my comment.</text:p>
      <text:p text:style-name="Preformatted_20_Text">Lines with Ei&gt; are Ethernet in, Eo&lt; Ethernet out, Ci&gt; CAN in, Co&lt; CAN out.</text:p>
      <text:p text:style-name="Preformatted_20_Text"/>
      <text:p text:style-name="Preformatted_20_Text">First the gateway connects to the OpenLCB Ethernet hub using Bonjour and gets a nodenumber. </text:p>
      <text:p text:style-name="Preformatted_20_Text"/>
      <text:p text:style-name="P2">OpenLCB service on Netbook.local.:49665</text:p>
      <text:p text:style-name="P2">OpenLCB Node Number 0304000972F1</text:p>
      <text:p text:style-name="P2"/>
      <text:p text:style-name="P3">It sends initialization packets on both interfaces but the USB port is not open.</text:p>
      <text:p text:style-name="P2"/>
      <text:p text:style-name="P2">Com write error</text:p>
      <text:p text:style-name="P2">Com write error</text:p>
      <text:p text:style-name="P2">Com write error</text:p>
      <text:p text:style-name="P2">Com write error</text:p>
      <text:p text:style-name="P2">Com write error</text:p>
      <text:p text:style-name="P2">Com write error</text:p>
      <text:p text:style-name="P2">Com write error</text:p>
      <text:p text:style-name="P2">Com write error</text:p>
      <text:p text:style-name="P2">Com write error</text:p>
      <text:p text:style-name="P2">Com write error</text:p>
      <text:p text:style-name="P2">Com write error</text:p>
      <text:p text:style-name="P2">Com write error</text:p>
      <text:p text:style-name="P2">Com write error</text:p>
      <text:p text:style-name="P2">Com write error</text:p>
      <text:p text:style-name="P2">Com write error</text:p>
      <text:p text:style-name="P2">Com port opened.</text:p>
      <text:p text:style-name="P2"/>
      <text:p text:style-name="P3">Now the USB port is open it can send CAN initialization.</text:p>
      <text:p text:style-name="P2"/>
      <text:p text:style-name="P2">Co&lt; :X17030656N;</text:p>
      <text:p text:style-name="P2">Co&lt; :X16400656N;</text:p>
      <text:p text:style-name="P2">Co&lt; :X15097656N;</text:p>
      <text:p text:style-name="P2">Co&lt; :X142F1656N;</text:p>
      <text:p text:style-name="P2">Co&lt; :X10700656N;</text:p>
      <text:p text:style-name="P2">Co&lt; :X10701656N0304000972F1;</text:p>
      <text:p text:style-name="P2">Co&lt; :X19087656N0304000972F1;<text:tab/></text:p>
      <text:p text:style-name="P2"/>
      <text:p text:style-name="P2"><text:span text:style-name="T1">Initialization complete, the gateway asks for connected nodes to build the alias table.</text:span></text:p>
      <text:p text:style-name="P2"><text:span text:style-name="T1">It also asks for the events consumed, so events can be filtered. </text:span></text:p>
      <text:p text:style-name="P2"><text:span text:style-name="T1"/></text:p>
      <text:p text:style-name="P2">Co&lt; :X180A7656N;</text:p>
      <text:p text:style-name="P2">Co&lt; :X182B7656N;</text:p>
      <text:p text:style-name="P2"/>
      <text:p text:style-name="P3">Connected nodes <text:s/>send verified node id, sent on to the Ethernet hub.</text:p>
      <text:p text:style-name="P2"/>
      <text:p text:style-name="P2">Ci&gt; :X190B7920N030400097206;</text:p>
      <text:p text:style-name="P2">Eo&lt; 0F30B0030400097206030400097206</text:p>
      <text:p text:style-name="P2">Ci&gt; :X190B7103N030400097215;</text:p>
      <text:p text:style-name="P2">Eo&lt; 0F30B0030400097215030400097215</text:p>
      <text:p text:style-name="P2">Ci&gt; :X190B7104N030400097211;</text:p>
      <text:p text:style-name="P2">Eo&lt; 0F30B0030400097211030400097211</text:p>
      <text:p text:style-name="P2">Ci&gt; :X190B7120N030400097212;</text:p>
      <text:p text:style-name="P2">Eo&lt; 0F30B0030400097212030400097212</text:p>
      <text:p text:style-name="P2">Ci&gt; :X190B7140N030400097219;</text:p>
      <text:p text:style-name="P2">Eo&lt; 0F30B0030400097219030400097219</text:p>
      <text:p text:style-name="P2">Ci&gt; :X190B7261N03040009720B;</text:p>
      <text:p text:style-name="P2">Eo&lt; 0F30B003040009720B03040009720B</text:p>
      <text:p text:style-name="P2">Ci&gt; :X190B7901N030400097213;</text:p>
      <text:p text:style-name="P2">Eo&lt; 0F30B0030400097213030400097213</text:p>
      <text:p text:style-name="P2">Ci&gt; :X190B7907N03040009720F;</text:p>
      <text:p text:style-name="P2">Eo&lt; 0F30B003040009720F03040009720F</text:p>
      <text:p text:style-name="P2">Ci&gt; :X190B797DN030400097217;</text:p>
      <text:p text:style-name="P2">Eo&lt; 0F30B0030400097217030400097217</text:p>
      <text:p text:style-name="P2">Ci&gt; :X190B7D00N030400097214;</text:p>
      <text:p text:style-name="P2">Eo&lt; 0F30B0030400097214030400097214</text:p>
      <text:p text:style-name="P2"><text:soft-page-break/>Ci&gt; :X190B7D06N030400097210;</text:p>
      <text:p text:style-name="P2">Eo&lt; 0F30B0030400097210030400097210</text:p>
      <text:p text:style-name="P2">Ci&gt; :X190B7D0AN03040009720C;</text:p>
      <text:p text:style-name="P2">Eo&lt; 0F30B003040009720C03040009720C</text:p>
      <text:p text:style-name="P2">Ci&gt; :X190B7D0CN030400097208;</text:p>
      <text:p text:style-name="P2">Eo&lt; 0F30B0030400097208030400097208</text:p>
      <text:p text:style-name="P2">Ci&gt; :X190B7D16N030400097202;</text:p>
      <text:p text:style-name="P2">Eo&lt; 0F30B0030400097202030400097202</text:p>
      <text:p text:style-name="P2">Ci&gt; :X190B7D40N03040009721A;</text:p>
      <text:p text:style-name="P2">Eo&lt; 0F30B003040009721A03040009721A</text:p>
      <text:p text:style-name="P2">Ci&gt; :X190B7D7CN030400097218;</text:p>
      <text:p text:style-name="P2">Eo&lt; 0F30B0030400097218030400097218</text:p>
      <text:p text:style-name="P2"/>
      <text:p text:style-name="P3">Nodes send <text:s/>lists of consumed events.</text:p>
      <text:p text:style-name="P2"/>
      <text:p text:style-name="P2">Ci&gt; :X1926BD0CN030400097202002E;</text:p>
      <text:p text:style-name="P2">Eo&lt; 113263030400097208030400097202002E</text:p>
      <text:p text:style-name="P2">Ci&gt; :X1926B140N030400097202000E;</text:p>
      <text:p text:style-name="P2">Eo&lt; 113263030400097219030400097202000E</text:p>
      <text:p text:style-name="P2">Ci&gt; :X1926B261N030400097202002E;</text:p>
      <text:p text:style-name="P2">Eo&lt; 11326303040009720B030400097202002E</text:p>
      <text:p text:style-name="P2">Ci&gt; :X1926B103N030400097202001E;</text:p>
      <text:p text:style-name="P2">Eo&lt; 113263030400097215030400097202001E</text:p>
      <text:p text:style-name="P2">Ci&gt; :X1926BD7CN0304000972020006;</text:p>
      <text:p text:style-name="P2">Eo&lt; 1132630304000972180304000972020006</text:p>
      <text:p text:style-name="P2">Ci&gt; :X1926BD00N030400097202000E;</text:p>
      <text:p text:style-name="P2">Eo&lt; 113263030400097214030400097202000E</text:p>
      <text:p text:style-name="P2">Ci&gt; :X1926B901N0304000972020006;</text:p>
      <text:p text:style-name="P2">Eo&lt; 1132630304000972130304000972020006</text:p>
      <text:p text:style-name="P2">Ci&gt; :X1926B97DN030400097202001E;</text:p>
      <text:p text:style-name="P2">Eo&lt; 113263030400097217030400097202001E</text:p>
      <text:p text:style-name="P2">Ci&gt; :X1926BD0CN030400097202002F;</text:p>
      <text:p text:style-name="P2">Eo&lt; 113263030400097208030400097202002F</text:p>
      <text:p text:style-name="P2">Ci&gt; :X1926B140N030400097202000F;</text:p>
      <text:p text:style-name="P2">Eo&lt; 113263030400097219030400097202000F</text:p>
      <text:p text:style-name="P2">Ci&gt; :X1926B261N030400097202002F;</text:p>
      <text:p text:style-name="P2">Eo&lt; 11326303040009720B030400097202002F</text:p>
      <text:p text:style-name="P2">Ci&gt; :X1926B103N030400097202001E;</text:p>
      <text:p text:style-name="P2">Eo&lt; 113263030400097215030400097202001E</text:p>
      <text:p text:style-name="P2">Ci&gt; :X1926BD7CN0304000972020007;</text:p>
      <text:p text:style-name="P2">Eo&lt; 1132630304000972180304000972020007</text:p>
      <text:p text:style-name="P2">Ci&gt; :X1926B901N0304000972020006;</text:p>
      <text:p text:style-name="P2">Eo&lt; 1132630304000972130304000972020006</text:p>
      <text:p text:style-name="P2">Ci&gt; :X1926BD00N030400097202000F;</text:p>
      <text:p text:style-name="P2">Eo&lt; 113263030400097214030400097202000F</text:p>
      <text:p text:style-name="P2">Ci&gt; :X1926B97DN030400097202001E;</text:p>
      <text:p text:style-name="P2">Eo&lt; 113263030400097217030400097202001E</text:p>
      <text:p text:style-name="P2">Ci&gt; :X1926BD0CN030400097202002C;</text:p>
      <text:p text:style-name="P2">Eo&lt; 113263030400097208030400097202002C</text:p>
      <text:p text:style-name="P2">Ci&gt; :X1926B261N030400097202002C;</text:p>
      <text:p text:style-name="P2">Eo&lt; 11326303040009720B030400097202002C</text:p>
      <text:p text:style-name="P2">Ci&gt; :X1926B140N030400097202000C;</text:p>
      <text:p text:style-name="P2">Eo&lt; 113263030400097219030400097202000C</text:p>
      <text:p text:style-name="P2">Ci&gt; :X1926B103N030400097202001E;</text:p>
      <text:p text:style-name="P2">Eo&lt; 113263030400097215030400097202001E</text:p>
      <text:p text:style-name="P2">Ci&gt; :X1926B901N0304000972020007;</text:p>
      <text:p text:style-name="P2">Eo&lt; 1132630304000972130304000972020007</text:p>
      <text:p text:style-name="P2">Ci&gt; :X1926BD7CN030400097202000A;</text:p>
      <text:p text:style-name="P2">Eo&lt; 113263030400097218030400097202000A</text:p>
      <text:p text:style-name="P2">Ci&gt; :X1926B97DN030400097202001F;</text:p>
      <text:p text:style-name="P2">Eo&lt; 113263030400097217030400097202001F</text:p>
      <text:p text:style-name="P2">Ci&gt; :X1926BD0CN030400097202002D;</text:p>
      <text:p text:style-name="P2">Eo&lt; 113263030400097208030400097202002D</text:p>
      <text:p text:style-name="P2">Ci&gt; :X1926B261N030400097202002D;</text:p>
      <text:p text:style-name="P2">Eo&lt; 11326303040009720B030400097202002D</text:p>
      <text:p text:style-name="P2">Ci&gt; :X1926B140N030400097202000D;</text:p>
      <text:p text:style-name="P2">Eo&lt; 113263030400097219030400097202000D</text:p>
      <text:p text:style-name="P2"><text:soft-page-break/>Ci&gt; :X1926B103N030400097202001F;</text:p>
      <text:p text:style-name="P2">Eo&lt; 113263030400097215030400097202001F</text:p>
      <text:p text:style-name="P2">Ci&gt; :X1926B901N0304000972020007;</text:p>
      <text:p text:style-name="P2">Eo&lt; 1132630304000972130304000972020007</text:p>
      <text:p text:style-name="P2">Ci&gt; :X1926BD7CN030400097202000B;</text:p>
      <text:p text:style-name="P2">Eo&lt; 113263030400097218030400097202000B</text:p>
      <text:p text:style-name="P2">Ci&gt; :X1926B97DN030400097202001F;</text:p>
      <text:p text:style-name="P2">Eo&lt; 113263030400097217030400097202001F</text:p>
      <text:p text:style-name="P2">Ci&gt; :X1926B261N030400097202002A;</text:p>
      <text:p text:style-name="P2">Eo&lt; 11326303040009720B030400097202002A</text:p>
      <text:p text:style-name="P2">Ci&gt; :X1926B140N0304000972020014;</text:p>
      <text:p text:style-name="P2">Eo&lt; 1132630304000972190304000972020014</text:p>
      <text:p text:style-name="P2">Ci&gt; :X1926B103N030400097202001F;</text:p>
      <text:p text:style-name="P2">Eo&lt; 113263030400097215030400097202001F</text:p>
      <text:p text:style-name="P2">Ci&gt; :X1926B97DN030400097202001C;</text:p>
      <text:p text:style-name="P2">Eo&lt; 113263030400097217030400097202001C</text:p>
      <text:p text:style-name="P2">Ci&gt; :X1926B261N030400097202002B;</text:p>
      <text:p text:style-name="P2">Eo&lt; 11326303040009720B030400097202002B</text:p>
      <text:p text:style-name="P2">Ci&gt; :X1926B140N0304000972020015;</text:p>
      <text:p text:style-name="P2">Eo&lt; 1132630304000972190304000972020015</text:p>
      <text:p text:style-name="P2">Ci&gt; :X1926B103N030400097202001F;</text:p>
      <text:p text:style-name="P2">Eo&lt; 113263030400097215030400097202001F</text:p>
      <text:p text:style-name="P2">Ci&gt; :X1926B97DN030400097202001D;</text:p>
      <text:p text:style-name="P2">Eo&lt; 113263030400097217030400097202001D</text:p>
      <text:p text:style-name="P2">Ci&gt; :X1926B140N0304000972020012;</text:p>
      <text:p text:style-name="P2">Eo&lt; 1132630304000972190304000972020012</text:p>
      <text:p text:style-name="P2">Ci&gt; :X1926B103N030400097202001C;</text:p>
      <text:p text:style-name="P2">Eo&lt; 113263030400097215030400097202001C</text:p>
      <text:p text:style-name="P2">Ci&gt; :X1926B140N0304000972020013;</text:p>
      <text:p text:style-name="P2">Eo&lt; 1132630304000972190304000972020013</text:p>
      <text:p text:style-name="P2">Ci&gt; :X1926B103N030400097202001C;</text:p>
      <text:p text:style-name="P2">Eo&lt; 113263030400097215030400097202001C</text:p>
      <text:p text:style-name="P2">Ci&gt; :X1926B103N030400097202001D;</text:p>
      <text:p text:style-name="P2">Eo&lt; 113263030400097215030400097202001D</text:p>
      <text:p text:style-name="P2">Ci&gt; :X1926B103N030400097202001D;</text:p>
      <text:p text:style-name="P2">Eo&lt; 113263030400097215030400097202001D</text:p>
      <text:p text:style-name="P2"/>
      <text:p text:style-name="P3">The config tool starts up and asks for the connected nodes, the gateway gets it an alias, <text:s/>etc.</text:p>
      <text:p text:style-name="P2"/>
      <text:p text:style-name="P2">Ei&gt; 0910A00304000972F2</text:p>
      <text:p text:style-name="P2">Eo&lt; 0F30B00304000972F10304000972F1</text:p>
      <text:p text:style-name="P2">Co&lt; :X190B7656N0304000972F1;</text:p>
      <text:p text:style-name="P2">Co&lt; :X17030655N;</text:p>
      <text:p text:style-name="P2">Co&lt; :X16400655N;</text:p>
      <text:p text:style-name="P2">Co&lt; :X15097655N;</text:p>
      <text:p text:style-name="P2">Co&lt; :X142F2655N;</text:p>
      <text:p text:style-name="P2">Co&lt; :X10700655N;</text:p>
      <text:p text:style-name="P2">Co&lt; :X10701655N0304000972F2;</text:p>
      <text:p text:style-name="P2">Co&lt; :X180A7655N;</text:p>
      <text:p text:style-name="P2">Ci&gt; :X190B7920N030400097206;</text:p>
      <text:p text:style-name="P2">Eo&lt; 0F30B0030400097206030400097206</text:p>
      <text:p text:style-name="P2">Ci&gt; :X190B7103N030400097215;</text:p>
      <text:p text:style-name="P2">Eo&lt; 0F30B0030400097215030400097215</text:p>
      <text:p text:style-name="P2">Ci&gt; :X190B7104N030400097211;</text:p>
      <text:p text:style-name="P2">Eo&lt; 0F30B0030400097211030400097211</text:p>
      <text:p text:style-name="P2">Ci&gt; :X190B7120N030400097212;</text:p>
      <text:p text:style-name="P2">Eo&lt; 0F30B0030400097212030400097212</text:p>
      <text:p text:style-name="P2">Ci&gt; :X190B7140N030400097219;</text:p>
      <text:p text:style-name="P2">Eo&lt; 0F30B0030400097219030400097219</text:p>
      <text:p text:style-name="P2">Ci&gt; :X190B7261N03040009720B;</text:p>
      <text:p text:style-name="P2">Eo&lt; 0F30B003040009720B03040009720B</text:p>
      <text:p text:style-name="P2">Ci&gt; :X190B7901N030400097213;</text:p>
      <text:p text:style-name="P2">Eo&lt; 0F30B0030400097213030400097213</text:p>
      <text:p text:style-name="P2">Ci&gt; :X190B7907N03040009720F;</text:p>
      <text:p text:style-name="P2">Eo&lt; 0F30B003040009720F03040009720F</text:p>
      <text:p text:style-name="P2">Ci&gt; :X190B797DN030400097217;</text:p>
      <text:p text:style-name="P2">Eo&lt; 0F30B0030400097217030400097217</text:p>
      <text:p text:style-name="P2"><text:soft-page-break/>Ci&gt; :X190B7D00N030400097214;</text:p>
      <text:p text:style-name="P2">Eo&lt; 0F30B0030400097214030400097214</text:p>
      <text:p text:style-name="P2">Ci&gt; :X190B7D06N030400097210;</text:p>
      <text:p text:style-name="P2">Eo&lt; 0F30B0030400097210030400097210</text:p>
      <text:p text:style-name="P2">Ci&gt; :X190B7D0AN03040009720C;</text:p>
      <text:p text:style-name="P2">Eo&lt; 0F30B003040009720C03040009720C</text:p>
      <text:p text:style-name="P2">Ci&gt; :X190B7D0CN030400097208;</text:p>
      <text:p text:style-name="P2">Eo&lt; 0F30B0030400097208030400097208</text:p>
      <text:p text:style-name="P2">Ci&gt; :X190B7D16N030400097202;</text:p>
      <text:p text:style-name="P2">Eo&lt; 0F30B0030400097202030400097202</text:p>
      <text:p text:style-name="P2">Ci&gt; :X190B7D40N03040009721A;</text:p>
      <text:p text:style-name="P2">Eo&lt; 0F30B003040009721A03040009721A</text:p>
      <text:p text:style-name="P2">Ci&gt; :X190B7D7CN030400097218;</text:p>
      <text:p text:style-name="P2">Eo&lt; 0F30B0030400097218030400097218</text:p>
      <text:p text:style-name="P2"/>
      <text:p text:style-name="P3">I select a node in the config tool, and it gets the CDI XML file followed by data from the first segment.</text:p>
      <text:p text:style-name="P3">A read from space FF, address 0, 64 bytes</text:p>
      <text:p text:style-name="P2"/>
      <text:p text:style-name="P2">Ei&gt; 1632040304000972F203040009720B6000000000FF40</text:p>
      <text:p text:style-name="P2">Co&lt; :X1E261655N206000000000FF40;</text:p>
      <text:p text:style-name="P2"/>
      <text:p text:style-name="P3">Read rely</text:p>
      <text:p text:style-name="P2"/>
      <text:p text:style-name="P2">Ci&gt; :X1B655261N203000000000FF3C;</text:p>
      <text:p text:style-name="P2">Ci&gt; :X1C655261N6364693E3C69643E;</text:p>
      <text:p text:style-name="P2">Ci&gt; :X1C655261N3C736F6674776172;</text:p>
      <text:p text:style-name="P2">Ci&gt; :X1C655261N653E4F70656E4C43;</text:p>
      <text:p text:style-name="P2">Ci&gt; :X1C655261N4220536572766F20;</text:p>
      <text:p text:style-name="P2">Ci&gt; :X1C655261N4F75747075742044;</text:p>
      <text:p text:style-name="P2">Ci&gt; :X1C655261N7269766572204E6F;</text:p>
      <text:p text:style-name="P2">Ci&gt; :X1C655261N7620323520323031;</text:p>
      <text:p text:style-name="P2">Ci&gt; :X1D655261N312031383A3231;</text:p>
      <text:p text:style-name="P2">Eo&lt; 55320403040009720B0304000972F23000000000FF3C6364693E3C69643E3C736F6674776172653E4F70656E4C434220536572766F204F757470757420447269766572204E6F7620323520323031312031383A3231</text:p>
      <text:p text:style-name="P2"/>
      <text:p text:style-name="P3">read of the next 64 bytes</text:p>
      <text:p text:style-name="P2"/>
      <text:p text:style-name="P2">Ei&gt; 1632040304000972F203040009720B6000000040FF40</text:p>
      <text:p text:style-name="P2">Co&lt; :X1E261655N206000000040FF40;</text:p>
      <text:p text:style-name="P2">Ci&gt; :X1B655261N203000000040FF3A;</text:p>
      <text:p text:style-name="P2">Ci&gt; :X1C655261N31303C2F736F6674;</text:p>
      <text:p text:style-name="P2">Ci&gt; :X1C655261N776172653E3C2F69;</text:p>
      <text:p text:style-name="P2">Ci&gt; :X1C655261N643E3C7365206E61;</text:p>
      <text:p text:style-name="P2">Ci&gt; :X1C655261N3D224C6F63617469;</text:p>
      <text:p text:style-name="P2">Ci&gt; :X1C655261N6F6E22206F723D22;</text:p>
      <text:p text:style-name="P2">Ci&gt; :X1C655261N2330303830222073;</text:p>
      <text:p text:style-name="P2">Ci&gt; :X1C655261N703D222346452220;</text:p>
      <text:p text:style-name="P2">Ci&gt; :X1D655261N62753D22233330;</text:p>
      <text:p text:style-name="P2">Eo&lt; 55320403040009720B0304000972F23000000040FF3A31303C2F736F6674776172653E3C2F69643E3C7365206E613D224C6F636174696F6E22206F723D222330303830222073703D22234645222062753D22233330</text:p>
      <text:p text:style-name="P2">Ei&gt; 1632040304000972F203040009720B6000000080FF40</text:p>
      <text:p text:style-name="P2">Co&lt; :X1E261655N206000000080FF40;</text:p>
      <text:p text:style-name="P2">Ci&gt; :X1B655261N203000000080FF33;</text:p>
      <text:p text:style-name="P2">Ci&gt; :X1C655261N223E3C6368206E61;</text:p>
      <text:p text:style-name="P2">Ci&gt; :X1C655261N3D224C6F63617469;</text:p>
      <text:p text:style-name="P2">Ci&gt; :X1C655261N6F6E222073693D22;</text:p>
      <text:p text:style-name="P2">Ci&gt; :X1C655261N3634222F3E3C2F73;</text:p>
      <text:p text:style-name="P2">Ci&gt; :X1C655261N653E3C7365206E61;</text:p>
      <text:p text:style-name="P2">Ci&gt; :X1C655261N3D224E6F64652049;</text:p>
      <text:p text:style-name="P2">Ci&gt; :X1C655261N6422206F723D2223;</text:p>
      <text:p text:style-name="P2">Ci&gt; :X1D655261N30303430222073;</text:p>
      <text:p text:style-name="P2">Eo&lt; 55320403040009720B0304000972F23000000080FF33223E3C6368206E613D224C6F636174696F6E222073693D223634222F3E3C2F73653E3C7365206E613D224E6F646520496422206F723D222330303430222073</text:p>
      <text:p text:style-name="P2">Ei&gt; 1632040304000972F203040009720B60000000C0FF40</text:p>
      <text:p text:style-name="P2"><text:soft-page-break/>Co&lt; :X1E261655N2060000000C0FF40;</text:p>
      <text:p text:style-name="P2">Ci&gt; :X1B655261N2030000000C0FF70;</text:p>
      <text:p text:style-name="P2">Ci&gt; :X1C655261N3D22234645222062;</text:p>
      <text:p text:style-name="P2">Ci&gt; :X1C655261N753D222333343322;</text:p>
      <text:p text:style-name="P2">Ci&gt; :X1C655261N3E3C696E206E613D;</text:p>
      <text:p text:style-name="P2">Ci&gt; :X1C655261N2253657269616C22;</text:p>
      <text:p text:style-name="P2">Ci&gt; :X1C655261N2073693D2231222F;</text:p>
      <text:p text:style-name="P2">Ci&gt; :X1C655261N3E3C696E206E613D;</text:p>
      <text:p text:style-name="P2">Ci&gt; :X1C655261N224D656D62657222;</text:p>
      <text:p text:style-name="P2">Ci&gt; :X1D655261N2073693D223322;</text:p>
      <text:p text:style-name="P2">Eo&lt; 55320403040009720B0304000972F230000000C0FF703D22234645222062753D2223333433223E3C696E206E613D2253657269616C222073693D2231222F3E3C696E206E613D224D656D626572222073693D223322</text:p>
      <text:p text:style-name="P2">Ei&gt; 1632040304000972F203040009720B6000000100FF40</text:p>
      <text:p text:style-name="P2">Co&lt; :X1E261655N206000000100FF40;</text:p>
      <text:p text:style-name="P2">Ci&gt; :X1B655261N203000000100FF2F;</text:p>
      <text:p text:style-name="P2">Ci&gt; :X1C655261N3E3C6279206E613D;</text:p>
      <text:p text:style-name="P2">Ci&gt; :X1C655261N2247726F75702220;</text:p>
      <text:p text:style-name="P2">Ci&gt; :X1C655261N73693D2232222F3E;</text:p>
      <text:p text:style-name="P2">Ci&gt; :X1C655261N3C2F73653E3C7365;</text:p>
      <text:p text:style-name="P2">Ci&gt; :X1C655261N206E613D22457665;</text:p>
      <text:p text:style-name="P2">Ci&gt; :X1C655261N6E7473222062753D;</text:p>
      <text:p text:style-name="P2">Ci&gt; :X1C655261N2223333233223E3C;</text:p>
      <text:p text:style-name="P2">Ci&gt; :X1D655261N6772207265703D;</text:p>
      <text:p text:style-name="P2">Eo&lt; 55320403040009720B0304000972F23000000100FF2F3E3C6279206E613D2247726F7570222073693D2232222F3E3C2F73653E3C7365206E613D224576656E7473222062753D2223333233223E3C6772207265703D</text:p>
      <text:p text:style-name="P2">Ei&gt; 1632040304000972F203040009720B6000000140FF40</text:p>
      <text:p text:style-name="P2">Co&lt; :X1E261655N206000000140FF40;</text:p>
      <text:p text:style-name="P2">Ci&gt; :X1B655261N203000000140FF22;</text:p>
      <text:p text:style-name="P2">Ci&gt; :X1C655261N313030223E3C6279;</text:p>
      <text:p text:style-name="P2">Ci&gt; :X1C655261N206E613D22457665;</text:p>
      <text:p text:style-name="P2">Ci&gt; :X1C655261N6E74204E756D6265;</text:p>
      <text:p text:style-name="P2">Ci&gt; :X1C655261N72222073693D2238;</text:p>
      <text:p text:style-name="P2">Ci&gt; :X1C655261N222F3E3C6279206E;</text:p>
      <text:p text:style-name="P2">Ci&gt; :X1C655261N613D22416374696F;</text:p>
      <text:p text:style-name="P2">Ci&gt; :X1C655261N6E222073693D2231;</text:p>
      <text:p text:style-name="P2">Ci&gt; :X1D655261N222F3E3C2F6772;</text:p>
      <text:p text:style-name="P2">Eo&lt; 55320403040009720B0304000972F23000000140FF22313030223E3C6279206E613D224576656E74204E756D626572222073693D2238222F3E3C6279206E613D22416374696F6E222073693D2231222F3E3C2F6772</text:p>
      <text:p text:style-name="P2">Ei&gt; 1632040304000972F203040009720B6000000180FF40</text:p>
      <text:p text:style-name="P2">Co&lt; :X1E261655N206000000180FF40;</text:p>
      <text:p text:style-name="P2">Ci&gt; :X1B655261N203000000180FF3E;</text:p>
      <text:p text:style-name="P2">Ci&gt; :X1C655261N3C2F73653E3C7365;</text:p>
      <text:p text:style-name="P2">Ci&gt; :X1C655261N206E613D22536572;</text:p>
      <text:p text:style-name="P2">Ci&gt; :X1C655261N766F20706F736E2E;</text:p>
      <text:p text:style-name="P2">Ci&gt; :X1C655261N222073703D223122;</text:p>
      <text:p text:style-name="P2">Ci&gt; :X1C655261N2062753D22233332;</text:p>
      <text:p text:style-name="P2">Ci&gt; :X1C655261N33223E3C67722072;</text:p>
      <text:p text:style-name="P2">Ci&gt; :X1C655261N65703D2238223E3C;</text:p>
      <text:p text:style-name="P2">Ci&gt; :X1D655261N696E74206E613D;</text:p>
      <text:p text:style-name="P2">Eo&lt; 55320403040009720B0304000972F23000000180FF3E3C2F73653E3C7365206E613D22536572766F20706F736E2E222073703D2231222062753D2223333233223E3C6772207265703D2238223E3C696E74206E613D</text:p>
      <text:p text:style-name="P2">Ei&gt; 1632040304000972F203040009720B60000001C0FF40</text:p>
      <text:p text:style-name="P2">Co&lt; :X1E261655N2060000001C0FF40;</text:p>
      <text:p text:style-name="P2">Ci&gt; :X1B655261N2030000001C0FF22;</text:p>
      <text:p text:style-name="P2">Ci&gt; :X1C655261N536572766F206F66;</text:p>
      <text:p text:style-name="P2">Ci&gt; :X1C655261N66222073693D2231;</text:p>
      <text:p text:style-name="P2">Ci&gt; :X1C655261N222F3E3C696E7420;</text:p>
      <text:p text:style-name="P2">Ci&gt; :X1C655261N6E613D2253657276;</text:p>
      <text:p text:style-name="P2">Ci&gt; :X1C655261N6F206F6E22207369;</text:p>
      <text:p text:style-name="P2">Ci&gt; :X1C655261N3D2231222F3E3C69;</text:p>
      <text:p text:style-name="P2">Ci&gt; :X1C655261N6E74206E613D2253;</text:p>
      <text:p text:style-name="P2">Ci&gt; :X1D655261N6572766F207370;</text:p>
      <text:p text:style-name="P2">Eo&lt; <text:soft-page-break/>55320403040009720B0304000972F230000001C0FF22536572766F206F6666222073693D2231222F3E3C696E74206E613D22536572766F206F6E222073693D2231222F3E3C696E74206E613D22536572766F207370</text:p>
      <text:p text:style-name="P2">Ei&gt; 1632040304000972F203040009720B6000000200FF40</text:p>
      <text:p text:style-name="P2">Co&lt; :X1E261655N206000000200FF40;</text:p>
      <text:p text:style-name="P2">Ci&gt; :X1B655261N203000000200FF65;</text:p>
      <text:p text:style-name="P2">Ci&gt; :X1C655261N6564222073693D22;</text:p>
      <text:p text:style-name="P2">Ci&gt; :X1C655261N31222F3E3C627920;</text:p>
      <text:p text:style-name="P2">Ci&gt; :X1C655261N73693D2231222F3E;</text:p>
      <text:p text:style-name="P2">Ci&gt; :X1C655261N3C2F67723E3C2F73;</text:p>
      <text:p text:style-name="P2">Ci&gt; :X1C655261N653E3C2F6364693E;</text:p>
      <text:p text:style-name="P2">Ci&gt; :X1C655261N00FFFFFFFFFFFFFF;</text:p>
      <text:p text:style-name="P2">Ci&gt; :X1C655261NFFFFFFFFFFFFFFFF;</text:p>
      <text:p text:style-name="P2">Ci&gt; :X1D655261NFFFFFFFFFFFFFF;</text:p>
      <text:p text:style-name="P2">Eo&lt; 55320403040009720B0304000972F23000000200FF656564222073693D2231222F3E3C62792073693D2231222F3E3C2F67723E3C2F73653E3C2F6364693E00FFFFFFFFFFFFFFFFFFFFFFFFFFFFFFFFFFFFFFFFFFFF</text:p>
      <text:p text:style-name="P2"/>
      <text:p text:style-name="P2"/>
      <text:p text:style-name="P3">The XML file that was read.</text:p>
      <text:p text:style-name="P3"/>
      <text:p text:style-name="P1">&lt;cdi&gt;&lt;id&gt;&lt;software&gt;OpenLCB Servo Output Driver Nov 25 2011 <text:s/>18:21:10&lt;/software&gt;&lt;/id&gt;</text:p>
      <text:p text:style-name="P1">&lt;se na=\"Location\" or=\"#0080\" sp=\"#FE\" bu=\"#303\"&gt;</text:p>
      <text:p text:style-name="P1"><text:s text:c="2"/>&lt;ch na=\"Location\" si=\"64\"/&gt;</text:p>
      <text:p text:style-name="P1">&lt;/se&gt;</text:p>
      <text:p text:style-name="P1">&lt;se na=\"Node Id\" or=\"#0040\" sp=\"#FE\" bu=\"#343\"&gt;</text:p>
      <text:p text:style-name="P1"><text:s text:c="2"/>&lt;in na=\"Serial\" si=\"1\"/&gt;</text:p>
      <text:p text:style-name="P1"><text:s text:c="2"/>&lt;in na=\"Member\" si=\"3\"/&gt;</text:p>
      <text:p text:style-name="P1"><text:s text:c="2"/>&lt;by na=\"Group\" si=\"2\"/&gt;</text:p>
      <text:p text:style-name="P1">&lt;/se&gt;</text:p>
      <text:p text:style-name="P1">&lt;se na=\"Events\" bu=\"#323\"&gt;</text:p>
      <text:p text:style-name="P1"><text:s text:c="2"/>&lt;gr rep=\"100\"&gt;</text:p>
      <text:p text:style-name="P1"><text:s text:c="4"/>&lt;by na=\"Event Number\" si=\"8\"/&gt;</text:p>
      <text:p text:style-name="P1"><text:s text:c="4"/>&lt;by na=\"Action\" si=\"1\"/&gt;</text:p>
      <text:p text:style-name="P1"><text:s text:c="2"/>&lt;/gr&gt;</text:p>
      <text:p text:style-name="P1">&lt;/se&gt;</text:p>
      <text:p text:style-name="P1">&lt;se na=\"Servo posn.\" sp=\"1\" bu=\"#323\"&gt;</text:p>
      <text:p text:style-name="P1"><text:s text:c="2"/>&lt;gr rep=\"8\"&gt;</text:p>
      <text:p text:style-name="P1"><text:s text:c="4"/>&lt;int na=\"Servo off\" si=\"1\"/&gt;</text:p>
      <text:p text:style-name="P1"><text:s text:c="4"/>&lt;int na=\"Servo on\" si=\"1\"/&gt;</text:p>
      <text:p text:style-name="P1"><text:s text:c="4"/>&lt;int na=\"Servo speed\" si=\"1\"/&gt;</text:p>
      <text:p text:style-name="P1"><text:s text:c="4"/>&lt;by si=\"1\"/&gt;</text:p>
      <text:p text:style-name="P1"><text:s text:c="2"/>&lt;/gr&gt;</text:p>
      <text:p text:style-name="P1">&lt;/se&gt;</text:p>
      <text:p text:style-name="P1">&lt;/cdi&gt;</text:p>
      <text:p text:style-name="P2"/>
      <text:p text:style-name="P3">Now read the first segment, which is Location, from space FE, address 80, 64 characters</text:p>
      <text:p text:style-name="P2"/>
      <text:p text:style-name="P2">Ei&gt; 1632040304000972F203040009720B6000000080FE40</text:p>
      <text:p text:style-name="P2">Co&lt; :X1E261655N206000000080FE40;</text:p>
      <text:p text:style-name="P2">Ci&gt; :X1B655261N203000000080FE53;</text:p>
      <text:p text:style-name="P2">Ci&gt; :X1C655261N6572766F73206F6E;</text:p>
      <text:p text:style-name="P2">Ci&gt; :X1C655261N20626F6172642034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D655261N00000000000000;</text:p>
      <text:p text:style-name="P2">Eo&lt; 55320403040009720B0304000972F23000000080FE536572766F73206F6E20626F61726420340000000000000000000000000000000000000000000000000000000000000000000000000000000000000000000000</text:p>
      <text:p text:style-name="P2">Ei&gt; 1632040304000972F203040009720B6000000080FE40</text:p>
      <text:p text:style-name="P2">Co&lt; :X1E261655N206000000080FE40;</text:p>
      <text:p text:style-name="P2">Ci&gt; :X1B655261N203000000080FE53;</text:p>
      <text:p text:style-name="P2">Ci&gt; :X1C655261N6572766F73206F6E;</text:p>
      <text:p text:style-name="P2">Ci&gt; :X1C655261N20626F6172642034;</text:p>
      <text:p text:style-name="P2">Ci&gt; :X1C655261N0000000000000000;</text:p>
      <text:p text:style-name="P2">Ci&gt; :X1C655261N0000000000000000;</text:p>
      <text:p text:style-name="P2"><text:soft-page-break/>Ci&gt; :X1C655261N0000000000000000;</text:p>
      <text:p text:style-name="P2">Ci&gt; :X1C655261N0000000000000000;</text:p>
      <text:p text:style-name="P2">Ci&gt; :X1C655261N0000000000000000;</text:p>
      <text:p text:style-name="P2">Ci&gt; :X1D655261N00000000000000;</text:p>
      <text:p text:style-name="P2">Eo&lt; 55320403040009720B0304000972F23000000080FE536572766F73206F6E20626F61726420340000000000000000000000000000000000000000000000000000000000000000000000000000000000000000000000</text:p>
      <text:p text:style-name="P2"/>
      <text:p text:style-name="P3">Not sure why that happened twice, perhaps I clicked on the segment drop down.</text:p>
      <text:p text:style-name="P3"/>
      <text:p text:style-name="P2"><draw:frame draw:style-name="fr1" draw:name="graphics1" text:anchor-type="as-char" svg:y="-10.613cm" svg:width="19.39cm" svg:height="13.049cm" draw:z-index="0"><draw:image xlink:href="Pictures/200000070005EAF20003FBFD3433C9D3.wmf" xlink:type="simple" xlink:show="embed" xlink:actuate="onLoad"/></draw:frame></text:p>
      <text:p text:style-name="P2"/>
      <text:p text:style-name="P3">Next select the Node Id segment</text:p>
      <text:p text:style-name="P3"/>
      <text:p text:style-name="P2">Ei&gt; 1632040304000972F203040009720B6000000040FE06</text:p>
      <text:p text:style-name="P2">Co&lt; :X1E261655N206000000040FE06;</text:p>
      <text:p text:style-name="P2">Ci&gt; :X1B655261N203000000040FE0B;</text:p>
      <text:p text:style-name="P2">Ci&gt; :X1D655261N7209000403;</text:p>
      <text:p text:style-name="P2">Eo&lt; 1B320403040009720B0304000972F23000000040FE0B7209000403</text:p>
      <text:p text:style-name="P2"/>
      <text:p text:style-name="P2"><text:soft-page-break/><draw:frame draw:style-name="fr2" draw:name="graphics6" text:anchor-type="as-char" svg:width="19.39cm" svg:height="13.049cm" draw:z-index="1"><draw:image xlink:href="Pictures/200000070005EAF20003FBFDBD8D7BE9.wmf" xlink:type="simple" xlink:show="embed" xlink:actuate="onLoad"/></draw:frame></text:p>
      <text:p text:style-name="P2"/>
      <text:p text:style-name="P3">Next I select the Events segment, 100 x 9 bytes from space 0.</text:p>
      <text:p text:style-name="P2"/>
      <text:p text:style-name="P2">Ei&gt; 1632040304000972F203040009720B60000000000040</text:p>
      <text:p text:style-name="P2">Co&lt; :X1E261655N2060000000000040;</text:p>
      <text:p text:style-name="P2">Ci&gt; :X1B655261N203000000000002E;</text:p>
      <text:p text:style-name="P2">Ci&gt; :X1C655261N0002720900040301;</text:p>
      <text:p text:style-name="P2">Ci&gt; :X1C655261N2F00027209000403;</text:p>
      <text:p text:style-name="P2">Ci&gt; :X1C655261N092C000272090004;</text:p>
      <text:p text:style-name="P2">Ci&gt; :X1C655261N03002D0002720900;</text:p>
      <text:p text:style-name="P2">Ci&gt; :X1C655261N0403082A00027209;</text:p>
      <text:p text:style-name="P2">Ci&gt; :X1C655261N000403022B000272;</text:p>
      <text:p text:style-name="P2">Ci&gt; :X1C655261N090004030A000000;</text:p>
      <text:p text:style-name="P2">Ci&gt; :X1D655261N00000000000000;</text:p>
      <text:p text:style-name="P2">Eo&lt; 55320403040009720B0304000972F23000000000002E00027209000403012F00027209000403092C00027209000403002D00027209000403082A00027209000403022B000272090004030A00000000000000000000</text:p>
      <text:p text:style-name="P2">Ei&gt; 1632040304000972F203040009720B60000000400040</text:p>
      <text:p text:style-name="P2">Co&lt; :X1E261655N2060000000400040;</text:p>
      <text:p text:style-name="P2">Ci&gt; :X1B655261N20300000004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D655261N00000000000000;</text:p>
      <text:p text:style-name="P2">Eo&lt; 55320403040009720B0304000972F230000000400000000000000000000000000000000000000000000000000000000000000000000000000000000000000000000000000000000000000000000000000000000000</text:p>
      <text:p text:style-name="P2">Ei&gt; 1632040304000972F203040009720B60000000800040</text:p>
      <text:p text:style-name="P2">Co&lt; :X1E261655N2060000000800040;</text:p>
      <text:p text:style-name="P2">Ci&gt; :X1B655261N2030000000800000;</text:p>
      <text:p text:style-name="P2">Ci&gt; :X1C655261N0000000000000000;</text:p>
      <text:p text:style-name="P2"><text:soft-page-break/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D655261N00000000000000;</text:p>
      <text:p text:style-name="P2">Eo&lt; 55320403040009720B0304000972F230000000800000000000000000000000000000000000000000000000000000000000000000000000000000000000000000000000000000000000000000000000000000000000</text:p>
      <text:p text:style-name="P2">Ei&gt; 1632040304000972F203040009720B60000000C00040</text:p>
      <text:p text:style-name="P2">Co&lt; :X1E261655N2060000000C00040;</text:p>
      <text:p text:style-name="P2">Ci&gt; :X1B655261N2030000000C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D655261N00000000000000;</text:p>
      <text:p text:style-name="P2">Eo&lt; 55320403040009720B0304000972F230000000C00000000000000000000000000000000000000000000000000000000000000000000000000000000000000000000000000000000000000000000000000000000000</text:p>
      <text:p text:style-name="P2">Ei&gt; 1632040304000972F203040009720B60000001000040</text:p>
      <text:p text:style-name="P2">Co&lt; :X1E261655N2060000001000040;</text:p>
      <text:p text:style-name="P2">Ci&gt; :X1B655261N2030000001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D655261N00000000000000;</text:p>
      <text:p text:style-name="P2">Eo&lt; 55320403040009720B0304000972F230000001000000000000000000000000000000000000000000000000000000000000000000000000000000000000000000000000000000000000000000000000000000000000</text:p>
      <text:p text:style-name="P2">Ei&gt; 1632040304000972F203040009720B60000001400040</text:p>
      <text:p text:style-name="P2">Co&lt; :X1E261655N2060000001400040;</text:p>
      <text:p text:style-name="P2">Ci&gt; :X1B655261N20300000014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D655261N00000000000000;</text:p>
      <text:p text:style-name="P2">Eo&lt; 55320403040009720B0304000972F230000001400000000000000000000000000000000000000000000000000000000000000000000000000000000000000000000000000000000000000000000000000000000000</text:p>
      <text:p text:style-name="P2">Ei&gt; 1632040304000972F203040009720B60000001800040</text:p>
      <text:p text:style-name="P2">Co&lt; :X1E261655N2060000001800040;</text:p>
      <text:p text:style-name="P2">Ci&gt; :X1B655261N20300000018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D655261N00000000000000;</text:p>
      <text:p text:style-name="P2">Eo&lt; 55320403040009720B0304000972F230000001800000000000000000000000000000000000000000000000000000000000000000000000000000000000000000000000000000000000000000000000000000000000</text:p>
      <text:p text:style-name="P2">Ei&gt; 1632040304000972F203040009720B60000001C00040</text:p>
      <text:p text:style-name="P2"><text:soft-page-break/>Co&lt; :X1E261655N2060000001C00040;</text:p>
      <text:p text:style-name="P2">Ci&gt; :X1B655261N2030000001C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D655261N00000000000000;</text:p>
      <text:p text:style-name="P2">Eo&lt; 55320403040009720B0304000972F230000001C00000000000000000000000000000000000000000000000000000000000000000000000000000000000000000000000000000000000000000000000000000000000</text:p>
      <text:p text:style-name="P2">Ei&gt; 1632040304000972F203040009720B60000002000040</text:p>
      <text:p text:style-name="P2">Co&lt; :X1E261655N2060000002000040;</text:p>
      <text:p text:style-name="P2">Ci&gt; :X1B655261N2030000002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D655261N00000000000000;</text:p>
      <text:p text:style-name="P2">Eo&lt; 55320403040009720B0304000972F230000002000000000000000000000000000000000000000000000000000000000000000000000000000000000000000000000000000000000000000000000000000000000000</text:p>
      <text:p text:style-name="P2">Ei&gt; 1632040304000972F203040009720B60000002400040</text:p>
      <text:p text:style-name="P2">Co&lt; :X1E261655N2060000002400040;</text:p>
      <text:p text:style-name="P2">Ci&gt; :X1B655261N20300000024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D655261N00000000000000;</text:p>
      <text:p text:style-name="P2">Eo&lt; 55320403040009720B0304000972F230000002400000000000000000000000000000000000000000000000000000000000000000000000000000000000000000000000000000000000000000000000000000000000</text:p>
      <text:p text:style-name="P2">Ei&gt; 1632040304000972F203040009720B60000002800040</text:p>
      <text:p text:style-name="P2">Co&lt; :X1E261655N2060000002800040;</text:p>
      <text:p text:style-name="P2">Ci&gt; :X1B655261N20300000028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D655261N00000000000000;</text:p>
      <text:p text:style-name="P2">Eo&lt; 55320403040009720B0304000972F230000002800000000000000000000000000000000000000000000000000000000000000000000000000000000000000000000000000000000000000000000000000000000000</text:p>
      <text:p text:style-name="P2">Ei&gt; 1632040304000972F203040009720B60000002C00040</text:p>
      <text:p text:style-name="P2">Co&lt; :X1E261655N2060000002C00040;</text:p>
      <text:p text:style-name="P2">Ci&gt; :X1B655261N2030000002C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D655261N00000000000000;</text:p>
      <text:p text:style-name="P2">Eo&lt; <text:soft-page-break/>55320403040009720B0304000972F230000002C00000000000000000000000000000000000000000000000000000000000000000000000000000000000000000000000000000000000000000000000000000000000</text:p>
      <text:p text:style-name="P2">Ei&gt; 1632040304000972F203040009720B60000003000040</text:p>
      <text:p text:style-name="P2">Co&lt; :X1E261655N2060000003000040;</text:p>
      <text:p text:style-name="P2">Ci&gt; :X1B655261N2030000003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D655261N00000000000000;</text:p>
      <text:p text:style-name="P2">Eo&lt; 55320403040009720B0304000972F230000003000000000000000000000000000000000000000000000000000000000000000000000000000000000000000000000000000000000000000000000000000000000000</text:p>
      <text:p text:style-name="P2">Ei&gt; 1632040304000972F203040009720B60000003400040</text:p>
      <text:p text:style-name="P2">Co&lt; :X1E261655N2060000003400040;</text:p>
      <text:p text:style-name="P2">Ci&gt; :X1B655261N20300000034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C655261N0000000000000000;</text:p>
      <text:p text:style-name="P2">Ci&gt; :X1D655261N00000000000000;</text:p>
      <text:p text:style-name="P2">Eo&lt; 55320403040009720B0304000972F230000003400000000000000000000000000000000000000000000000000000000000000000000000000000000000000000000000000000000000000000000000000000000000</text:p>
      <text:p text:style-name="P2">Ei&gt; 1632040304000972F203040009720B60000003800004</text:p>
      <text:p text:style-name="P2">Co&lt; :X1E261655N2060000003800004;</text:p>
      <text:p text:style-name="P2">Ci&gt; :X1B655261N2030000003800000;</text:p>
      <text:p text:style-name="P2">Ci&gt; :X1D655261N000000;</text:p>
      <text:p text:style-name="P2">Eo&lt; 19320403040009720B0304000972F230000003800000000000</text:p>
      <text:p text:style-name="P2"/>
      <text:p text:style-name="P2"/>
      <text:p text:style-name="P2"><draw:frame draw:style-name="fr2" draw:name="graphics5" text:anchor-type="as-char" svg:width="14.658cm" svg:height="9.869cm" draw:z-index="2"><draw:image xlink:href="Pictures/200000070005EAF20003FBFD3A7068B2.wmf" xlink:type="simple" xlink:show="embed" xlink:actuate="onLoad"/></draw:frame></text:p>
      <text:p text:style-name="P2"/>
      <text:p text:style-name="P3">Finally I select the servo posn segment which I want to change.</text:p>
      <text:p text:style-name="P2"/>
      <text:p text:style-name="P2"/>
      <text:p text:style-name="P2">Ei&gt; 1632040304000972F203040009720B60000000000120</text:p>
      <text:p text:style-name="P2">Co&lt; :X1E261655N2060000000000120;</text:p>
      <text:p text:style-name="P2"><text:soft-page-break/>Ci&gt; :X1B655261N20300000000001E2;</text:p>
      <text:p text:style-name="P2">Ci&gt; :X1C655261N881E00A6141E0097;</text:p>
      <text:p text:style-name="P2">Ci&gt; :X1C655261N690A000000000000;</text:p>
      <text:p text:style-name="P2">Ci&gt; :X1C655261N0000000000000000;</text:p>
      <text:p text:style-name="P2">Ci&gt; :X1D655261N00000000000000;</text:p>
      <text:p text:style-name="P2">Eo&lt; 35320403040009720B0304000972F2300000000001E2881E00A6141E0097690A000000000000000000000000000000000000000000</text:p>
      <text:p text:style-name="P2"/>
      <text:p text:style-name="P3">Not sure if this is before or after the write.</text:p>
      <text:p text:style-name="P3"/>
      <text:p text:style-name="P2"><draw:frame draw:style-name="fr2" draw:name="graphics4" text:anchor-type="as-char" svg:width="19.39cm" svg:height="13.049cm" draw:z-index="3"><draw:image xlink:href="Pictures/200000070005EAF20003FBFDC333AE0E.wmf" xlink:type="simple" xlink:show="embed" xlink:actuate="onLoad"/></draw:frame></text:p>
      <text:p text:style-name="P2"/>
      <text:p text:style-name="P3">A write followed by an ack from the node.</text:p>
      <text:p text:style-name="P2"/>
      <text:p text:style-name="P2">Ei&gt; 3532040304000972F203040009720B200000000001E2A11E00A6141E0097690A000000000000000000000000000000000000000000</text:p>
      <text:p text:style-name="P2">Co&lt; :X1B261655N20200000000001E2;</text:p>
      <text:p text:style-name="P2">Co&lt; :X1C261655NA11E00A6141E0097;</text:p>
      <text:p text:style-name="P2">Co&lt; :X1C261655N690A000000000000;</text:p>
      <text:p text:style-name="P2">Co&lt; :X1C261655N0000000000000000;</text:p>
      <text:p text:style-name="P2">Co&lt; :X1D261655N00000000000000;</text:p>
      <text:p text:style-name="P2">Ci&gt; :X1E655261N4C;</text:p>
      <text:p text:style-name="P2">Eo&lt; 0F34C403040009720B0304000972F2</text:p>
      <text:p text:style-name="P2"/>
      <text:p text:style-name="P3">Another write.</text:p>
      <text:p text:style-name="P2"/>
      <text:p text:style-name="P2">Ei&gt; 3532040304000972F203040009720B200000000001E2831E00A6141E0097690A000000000000000000000000000000000000000000</text:p>
      <text:p text:style-name="P2">Co&lt; :X1B261655N20200000000001E2;</text:p>
      <text:p text:style-name="P2">Co&lt; :X1C261655N831E00A6141E0097;</text:p>
      <text:p text:style-name="P2">Co&lt; :X1C261655N690A000000000000;</text:p>
      <text:p text:style-name="P2">Co&lt; :X1C261655N0000000000000000;</text:p>
      <text:p text:style-name="P2">Co&lt; :X1D261655N00000000000000;</text:p>
      <text:p text:style-name="P2"><text:soft-page-break/>Ci&gt; :X1E655261N4C;</text:p>
      <text:p text:style-name="P2">Eo&lt; 0F34C403040009720B0304000972F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20T11:49:33.94</dc:date>
    <dc:creator>Mike </dc:creator>
    <meta:generator>OpenOffice.org/3.3$Win32 OpenOffice.org_project/330m20$Build-9567</meta:generator>
    <meta:document-statistic meta:table-count="0" meta:image-count="4" meta:object-count="0" meta:page-count="13" meta:paragraph-count="575" meta:word-count="1394" meta:character-count="22668"/>
  </office:meta>
</office:document-meta>
</file>